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b84b" officeooo:paragraph-rsid="000eb8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6:04:12.736520852</meta:creation-date>
    <dc:date>2019-03-28T16:04:30.356511112</dc:date>
    <meta:editing-duration>PT17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5.1.2.2$Linux_X86_64 LibreOffice_project/10m0$Build-2</meta:generator>
  </office:meta>
</office:document-meta>
</file>